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fddf" officeooo:paragraph-rsid="0018fd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2-07-08T18:15:18.450335723</meta:creation-date>
    <dc:date>2022-07-08T18:15:36.582400725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0.3$Linux_X86_64 LibreOffice_project/40$Build-3</meta:generator>
  </office:meta>
</office:document-meta>
</file>